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2" style:family="table-cell" style:parent-style-name="Default" style:data-style-name="N0">
      <style:table-cell-properties fo:border-bottom="none" fo:border-left="0.002cm solid #000000" fo:border-right="none" fo:border-top="0.002cm solid #000000"/>
    </style:style>
    <style:style style:name="ce23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4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5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0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0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0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0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2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0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0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1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0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31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31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32" table:formula="of:=([.M6]+[.M12]+[.M18]+[.M24]+[.M30]+[.M36]+[.M42]+[.M54]+[.M60]+[.M66]+[.M72]+[.M78]+[.M84]+[.M90]+[.M96]+[.M102]+[.M108]+[.M114])/18" office:value-type="float" office:value="1.043"/>
          </table:previous>
        </table:cell-content-change>
        <table:cell-content-change table:id="ct510">
          <table:cell-address table:column="12" table:row="131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32" table:formula="of:=([.M6]+[.M12]+[.M18]+[.M24]+[.M30]+[.M36]+[.M42]+[.M48]+[.M54]+[.M60]+[.M66]+[.M72]+[.M78]+[.M84]+[.M90]+[.M96]+[.M102]+[.M108]+[.M114])/18" office:value-type="float" office:value="1.101"/>
          </table:previous>
        </table:cell-content-change>
        <table:cell-content-change table:id="ct511">
          <table:cell-address table:column="10" table:row="11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1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1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1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1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1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2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1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1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2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1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1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2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1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1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2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31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32" table:formula="of:=([.M6]+[.M12]+[.M18]+[.M24]+[.M30]+[.M36]+[.M42]+[.M48]+[.M54]+[.M60]+[.M66]+[.M72]+[.M78]+[.M84]+[.M90]+[.M96]+[.M102]+[.M108]+[.M114])/19" office:value-type="float" office:value="1.043"/>
          </table:previous>
        </table:cell-content-change>
        <table:cell-content-change table:id="ct528">
          <table:cell-address table:column="1" table:row="129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30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31" table:formula="of:=([.L5]+[.L11]+[.L17]+[.L23]+[.L29]+[.L35]+[.L53]+[.L59]+[.L65]+[.L71]+[.L77]+[.L89]+[.L101]+[.L113]) / 14" office:value-type="float" office:value="0.86"/>
          </table:previous>
        </table:cell-content-change>
        <table:cell-content-change table:id="ct530">
          <table:cell-address table:column="11" table:row="130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31" table:formula="of:=([.L5]+[.L11]+[.L17]+[.L23]+[.L29]+[.L35]+[.L41]+[.L47]+[.L53]+[.L59]+[.L65]+[.L71]+[.L77]+[.L83]+[.L89]+[.L95]+[.L101]+[.L107]+[.L113]+[.L119]) /20" office:value-type="float" office:value="0"/>
          </table:previous>
        </table:cell-content-change>
        <table:cell-content-change table:id="ct531">
          <table:cell-address table:column="12" table:row="130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31" table:formula="of:=([.M5]+[.M11]+[.M17]+[.M23]+[.M29]+[.M35]+[.M53]+[.M59]+[.M65]+[.M71]+[.M77]+[.M89]+[.M101]+[.M113]) / 14" office:value-type="float" office:value="0.97"/>
          </table:previous>
        </table:cell-content-change>
        <table:cell-content-change table:id="ct532">
          <table:cell-address table:column="12" table:row="130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31" table:formula="of:=([.M5]+[.M11]+[.M17]+[.M23]+[.M29]+[.M35]+[.M41]+[.M47]+[.M53]+[.M59]+[.M65]+[.M71]+[.M77]+[.M83]+[.M89]+[.M95]+[.M101]+[.M107]+[.M113]+[.M119]) /20" office:value-type="float" office:value="0"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1003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3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3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4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4" table:formula="of:=[.I5]/[.I4]" office:value-type="float" office:value="0.06">
            <text:p>0,060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4" office:value-type="float" office:value="933">
            <text:p>933,000</text:p>
          </table:table-cell>
          <table:table-cell/>
          <table:table-cell table:style-name="ce4" table:formula="of:=[.F6]/[.F4]" office:value-type="float" office:value="2.973">
            <text:p>2,973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4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6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6" table:formula="of:=[.I8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3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4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4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4" office:value-type="float" office:value="555">
            <text:p>555,000</text:p>
          </table:table-cell>
          <table:table-cell/>
          <table:table-cell table:style-name="ce4" table:formula="of:=[.F12]/[.F10]" office:value-type="float" office:value="4.311">
            <text:p>4,311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4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6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6" table:formula="of:=[.I14]/[.I1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3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4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4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,756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4" office:value-type="float" office:value="1040">
            <text:p>1040,000</text:p>
          </table:table-cell>
          <table:table-cell/>
          <table:table-cell table:style-name="ce4" table:formula="of:=[.F18]/[.F16]" office:value-type="float" office:value="1.909">
            <text:p>1,909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4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6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6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3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4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4" table:formula="of:=[.I23]/[.I22]" office:value-type="float" office:value="0.033">
            <text:p>0,033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,574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4" office:value-type="float" office:value="1221">
            <text:p>1221,000</text:p>
          </table:table-cell>
          <table:table-cell/>
          <table:table-cell table:style-name="ce4" table:formula="of:=[.F24]/[.F22]" office:value-type="float" office:value="1.014">
            <text:p>1,014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4" table:formula="of:=[.I24]/[.I22]" office:value-type="float" office:value="0.994">
            <text:p>0,994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6" office:value-type="float" office:value="1228">
            <text:p>1228,000</text:p>
          </table:table-cell>
          <table:table-cell/>
          <table:table-cell table:style-name="ce19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6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3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4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4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14" office:value-type="float" office:value="716">
            <text:p>716,000</text:p>
          </table:table-cell>
          <table:table-cell/>
          <table:table-cell table:style-name="ce4" table:formula="of:=[.F30]/[.F28]" office:value-type="float" office:value="1.364">
            <text:p>1,364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4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11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6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6" table:formula="of:=[.I32]/[.I2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3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4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4" table:formula="of:=[.I35]/[.I34]" office:value-type="float" office:value="0.593">
            <text:p>0,593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14" office:value-type="float" office:value="3214">
            <text:p>3214,000</text:p>
          </table:table-cell>
          <table:table-cell/>
          <table:table-cell table:style-name="ce4" table:formula="of:=[.F36]/[.F34]" office:value-type="float" office:value="11.504">
            <text:p>11,504</text:p>
          </table:table-cell>
          <table:table-cell table:formula="of:=[.G36]/[.G34]" office:value-type="float" office:value="13.567">
            <text:p>13,567</text:p>
          </table:table-cell>
          <table:table-cell table:formula="of:=[.H36]/[.H34]" office:value-type="float" office:value="1.023">
            <text:p>1,023</text:p>
          </table:table-cell>
          <table:table-cell table:style-name="ce14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6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6" table:formula="of:=[.I38]/[.I3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,262</text:p>
          </table:table-cell>
          <table:table-cell table:style-name="ce7" office:value-type="float" office:value="105024">
            <text:p>105024,000</text:p>
          </table:table-cell>
          <table:table-cell table:style-name="ce7" office:value-type="float" office:value="820.971436">
            <text:p>820,971</text:p>
          </table:table-cell>
          <table:table-cell table:style-name="ce16" office:value-type="float" office:value="676">
            <text:p>6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,448</text:p>
          </table:table-cell>
          <table:table-cell table:style-name="ce7" office:value-type="float" office:value="87958">
            <text:p>87958,000</text:p>
          </table:table-cell>
          <table:table-cell table:style-name="ce7" office:value-type="float" office:value="789.730591">
            <text:p>789,731</text:p>
          </table:table-cell>
          <table:table-cell table:style-name="ce16" office:value-type="float" office:value="119">
            <text:p>119,000</text:p>
          </table:table-cell>
          <table:table-cell/>
          <table:table-cell table:style-name="ce4" table:formula="of:=[.F41]/[.F40]" office:value-type="float" office:value="1.71">
            <text:p>1,710</text:p>
          </table:table-cell>
          <table:table-cell table:formula="of:=[.G41]/[.G40]" office:value-type="float" office:value="0.838">
            <text:p>0,838</text:p>
          </table:table-cell>
          <table:table-cell table:formula="of:=[.H41]/[.H40]" office:value-type="float" office:value="0.962">
            <text:p>0,962</text:p>
          </table:table-cell>
          <table:table-cell table:style-name="ce14" table:formula="of:=[.I41]/[.I40]" office:value-type="float" office:value="0.176">
            <text:p>0,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,317</text:p>
          </table:table-cell>
          <table:table-cell table:style-name="ce7" office:value-type="float" office:value="148549">
            <text:p>148549,000</text:p>
          </table:table-cell>
          <table:table-cell table:style-name="ce7" office:value-type="float" office:value="838.204956">
            <text:p>838,205</text:p>
          </table:table-cell>
          <table:table-cell table:style-name="ce16" office:value-type="float" office:value="704">
            <text:p>704,000</text:p>
          </table:table-cell>
          <table:table-cell/>
          <table:table-cell table:style-name="ce4" table:formula="of:=[.F42]/[.F40]" office:value-type="float" office:value="1.21">
            <text:p>1,210</text:p>
          </table:table-cell>
          <table:table-cell table:formula="of:=[.G42]/[.G40]" office:value-type="float" office:value="1.414">
            <text:p>1,414</text:p>
          </table:table-cell>
          <table:table-cell table:formula="of:=[.H42]/[.H40]" office:value-type="float" office:value="1.021">
            <text:p>1,021</text:p>
          </table:table-cell>
          <table:table-cell table:style-name="ce14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,351</text:p>
          </table:table-cell>
          <table:table-cell table:style-name="ce7" office:value-type="float" office:value="231807">
            <text:p>231807,000</text:p>
          </table:table-cell>
          <table:table-cell table:style-name="ce7" office:value-type="float" office:value="820.971436">
            <text:p>820,971</text:p>
          </table:table-cell>
          <table:table-cell table:style-name="ce16" office:value-type="float" office:value="676">
            <text:p>676,000</text:p>
          </table:table-cell>
          <table:table-cell/>
          <table:table-cell table:style-name="ce3" table:formula="of:=[.F44]/[.F40]" office:value-type="float" office:value="1.34">
            <text:p>1,340</text:p>
          </table:table-cell>
          <table:table-cell table:style-name="ce6" table:formula="of:=[.G44]/[.G40]" office:value-type="float" office:value="2.207">
            <text:p>2,207</text:p>
          </table:table-cell>
          <table:table-cell table:style-name="ce6" table:formula="of:=[.H44]/[.H40]" office:value-type="float" office:value="1">
            <text:p>1,000</text:p>
          </table:table-cell>
          <table:table-cell table:style-name="ce13" table:formula="of:=[.I44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6"/>
          <table:table-cell/>
          <table:table-cell table:style-name="ce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,373</text:p>
          </table:table-cell>
          <table:table-cell table:style-name="ce7" office:value-type="float" office:value="202382">
            <text:p>202382,000</text:p>
          </table:table-cell>
          <table:table-cell table:style-name="ce7" office:value-type="float" office:value="2789.26294">
            <text:p>2789,263</text:p>
          </table:table-cell>
          <table:table-cell table:style-name="ce16" office:value-type="float" office:value="2537">
            <text:p>2537,000</text:p>
          </table:table-cell>
          <table:table-cell/>
          <table:table-cell table:style-name="ce4" table:formula="of:=[.F46]/[.F44]" office:value-type="float" office:value="1.063">
            <text:p>1,063</text:p>
          </table:table-cell>
          <table:table-cell table:formula="of:=[.G46]/[.G44]" office:value-type="float" office:value="0.873">
            <text:p>0,873</text:p>
          </table:table-cell>
          <table:table-cell table:formula="of:=[.H46]/[.H44]" office:value-type="float" office:value="3.398">
            <text:p>3,398</text:p>
          </table:table-cell>
          <table:table-cell table:style-name="ce14" table:formula="of:=[.I46]/[.I44]" office:value-type="float" office:value="3.753">
            <text:p>3,75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,475</text:p>
          </table:table-cell>
          <table:table-cell table:style-name="ce7" office:value-type="float" office:value="201579">
            <text:p>201579,000</text:p>
          </table:table-cell>
          <table:table-cell table:style-name="ce7" office:value-type="float" office:value="2689.04053">
            <text:p>2689,041</text:p>
          </table:table-cell>
          <table:table-cell table:style-name="ce16" office:value-type="float" office:value="141">
            <text:p>141,000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,227</text:p>
          </table:table-cell>
          <table:table-cell table:style-name="ce7" office:value-type="float" office:value="872317">
            <text:p>872317,000</text:p>
          </table:table-cell>
          <table:table-cell table:style-name="ce7" office:value-type="float" office:value="2884.59277">
            <text:p>2884,593</text:p>
          </table:table-cell>
          <table:table-cell table:style-name="ce16" office:value-type="float" office:value="2605">
            <text:p>2605,000</text:p>
          </table:table-cell>
          <table:table-cell/>
          <table:table-cell table:style-name="ce5" table:formula="of:=[.F48]/[.F46]" office:value-type="float" office:value="3.29">
            <text:p>3,290</text:p>
          </table:table-cell>
          <table:table-cell table:style-name="ce7" table:formula="of:=[.G48]/[.G46]" office:value-type="float" office:value="4.31">
            <text:p>4,310</text:p>
          </table:table-cell>
          <table:table-cell table:style-name="ce7" table:formula="of:=[.H48]/[.H46]" office:value-type="float" office:value="1.034">
            <text:p>1,034</text:p>
          </table:table-cell>
          <table:table-cell table:style-name="ce16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7" office:value-type="float" office:value="2789.26294">
            <text:p>2789,263</text:p>
          </table:table-cell>
          <table:table-cell table:style-name="ce16" office:value-type="float" office:value="2537">
            <text:p>2537,000</text:p>
          </table:table-cell>
          <table:table-cell/>
          <table:table-cell table:style-name="ce3" office:value-type="float" office:value="2">
            <text:p>2,000</text:p>
          </table:table-cell>
          <table:table-cell table:number-columns-repeated="2" table:style-name="ce6" office:value-type="float" office:value="2">
            <text:p>2,000</text:p>
          </table:table-cell>
          <table:table-cell table:style-name="ce13" office:value-type="float" office:value="2">
            <text:p>2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3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4" office:value-type="float" office:value="20">
            <text:p>20,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,848</text:p>
          </table:table-cell>
          <table:table-cell table:formula="of:=[.H53]/[.H52]" office:value-type="float" office:value="0.971">
            <text:p>0,971</text:p>
          </table:table-cell>
          <table:table-cell table:style-name="ce14" table:formula="of:=[.I53]/[.I52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4" office:value-type="float" office:value="43">
            <text:p>43,000</text:p>
          </table:table-cell>
          <table:table-cell/>
          <table:table-cell table:style-name="ce20" office:value-type="string">
            <text:p>&gt;7,000</text:p>
          </table:table-cell>
          <table:table-cell table:formula="of:=[.G54]/[.G52]" office:value-type="float" office:value="11.482">
            <text:p>11,482</text:p>
          </table:table-cell>
          <table:table-cell table:formula="of:=[.H54]/[.H52]" office:value-type="float" office:value="1.125">
            <text:p>1,125</text:p>
          </table:table-cell>
          <table:table-cell table:style-name="ce14" table:formula="of:=[.I54]/[.I5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54]" office:value-type="float" office:value="691">
            <text:p>691,000</text:p>
          </table:table-cell>
          <table:table-cell table:formula="of:= 3486 - [.P54] - [.Q54]" office:value-type="float" office:value="24">
            <text:p>24,000</text:p>
          </table:table-cell>
          <table:table-cell table:formula="of:= [.G54] - [.P54] - [.Q54] - [.R5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,876</text:p>
          </table:table-cell>
          <table:table-cell office:value-type="float" office:value="8858940">
            <text:p>8858940,000</text:p>
          </table:table-cell>
          <table:table-cell office:value-type="float" office:value="48.183773">
            <text:p>48,184</text:p>
          </table:table-cell>
          <table:table-cell table:style-name="ce14" office:value-type="float" office:value="37">
            <text:p>37,000</text:p>
          </table:table-cell>
          <table:table-cell/>
          <table:table-cell table:style-name="ce20" office:value-type="string">
            <text:p>&gt;10876,000</text:p>
          </table:table-cell>
          <table:table-cell table:formula="of:=[.G55]/[.G52]" office:value-type="float" office:value="28669.709">
            <text:p>28669,709</text:p>
          </table:table-cell>
          <table:table-cell table:formula="of:=[.H55]/[.H52]" office:value-type="float" office:value="1">
            <text:p>1,000</text:p>
          </table:table-cell>
          <table:table-cell table:style-name="ce14" table:formula="of:=[.I55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6" office:value-type="float" office:value="37">
            <text:p>37,000</text:p>
          </table:table-cell>
          <table:table-cell/>
          <table:table-cell table:style-name="ce21" office:value-type="string">
            <text:p>&gt;2,000</text:p>
          </table:table-cell>
          <table:table-cell table:style-name="ce7" table:formula="of:=[.G56]/[.G52]" office:value-type="float" office:value="2.314">
            <text:p>2,314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6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3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4" office:value-type="float" office:value="87">
            <text:p>87,000</text:p>
          </table:table-cell>
          <table:table-cell/>
          <table:table-cell table:style-name="ce4" table:formula="of:=[.F59]/[.F58]" office:value-type="float" office:value="1.125">
            <text:p>1,125</text:p>
          </table:table-cell>
          <table:table-cell table:formula="of:=[.G59]/[.G58]" office:value-type="float" office:value="0.717">
            <text:p>0,717</text:p>
          </table:table-cell>
          <table:table-cell table:formula="of:=[.H59]/[.H58]" office:value-type="float" office:value="0.975">
            <text:p>0,975</text:p>
          </table:table-cell>
          <table:table-cell table:style-name="ce14" table:formula="of:=[.I59]/[.I58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4" office:value-type="float" office:value="161">
            <text:p>161,000</text:p>
          </table:table-cell>
          <table:table-cell/>
          <table:table-cell table:style-name="ce4" table:formula="of:=[.F60]/[.F58]" office:value-type="float" office:value="44.25">
            <text:p>44,250</text:p>
          </table:table-cell>
          <table:table-cell table:formula="of:=[.G60]/[.G58]" office:value-type="float" office:value="65.149">
            <text:p>65,149</text:p>
          </table:table-cell>
          <table:table-cell table:formula="of:=[.H60]/[.H58]" office:value-type="float" office:value="1.086">
            <text:p>1,086</text:p>
          </table:table-cell>
          <table:table-cell table:style-name="ce14" table:formula="of:=[.I60]/[.I58]" office:value-type="float" office:value="1.11">
            <text:p>1,110</text:p>
          </table:table-cell>
          <table:table-cell/>
          <table:table-cell/>
          <table:table-cell table:formula="of:= 103979 - [.P60]" office:value-type="float" office:value="103979">
            <text:p>103979,000</text:p>
          </table:table-cell>
          <table:table-cell table:formula="of:= 105429 - [.P60] - [.Q60]" office:value-type="float" office:value="1450">
            <text:p>1450,000</text:p>
          </table:table-cell>
          <table:table-cell table:formula="of:= [.G60] - [.P60] - [.Q60] - [.R6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6" office:value-type="float" office:value="145">
            <text:p>145,000</text:p>
          </table:table-cell>
          <table:table-cell/>
          <table:table-cell table:style-name="ce5" table:formula="of:=[.F62]/[.F58]" office:value-type="float" office:value="2.125">
            <text:p>2,125</text:p>
          </table:table-cell>
          <table:table-cell table:style-name="ce7" table:formula="of:=[.G62]/[.G58]" office:value-type="float" office:value="3.192">
            <text:p>3,192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6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3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4" office:value-type="float" office:value="159">
            <text:p>159,000</text:p>
          </table:table-cell>
          <table:table-cell/>
          <table:table-cell table:style-name="ce4" table:formula="of:=[.F65]/[.F64]" office:value-type="float" office:value="1.1">
            <text:p>1,100</text:p>
          </table:table-cell>
          <table:table-cell table:formula="of:=[.G65]/[.G64]" office:value-type="float" office:value="0.798">
            <text:p>0,798</text:p>
          </table:table-cell>
          <table:table-cell table:formula="of:=[.H65]/[.H64]" office:value-type="float" office:value="0.978">
            <text:p>0,978</text:p>
          </table:table-cell>
          <table:table-cell table:style-name="ce14" table:formula="of:=[.I65]/[.I64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4" office:value-type="float" office:value="315">
            <text:p>315,000</text:p>
          </table:table-cell>
          <table:table-cell/>
          <table:table-cell table:style-name="ce4" table:formula="of:=[.F66]/[.F64]" office:value-type="float" office:value="55.233">
            <text:p>55,233</text:p>
          </table:table-cell>
          <table:table-cell table:formula="of:=[.G66]/[.G64]" office:value-type="float" office:value="79.9">
            <text:p>79,900</text:p>
          </table:table-cell>
          <table:table-cell table:formula="of:=[.H66]/[.H64]" office:value-type="float" office:value="1.044">
            <text:p>1,044</text:p>
          </table:table-cell>
          <table:table-cell table:style-name="ce14" table:formula="of:=[.I66]/[.I64]" office:value-type="float" office:value="1.094">
            <text:p>1,094</text:p>
          </table:table-cell>
          <table:table-cell/>
          <table:table-cell/>
          <table:table-cell table:formula="of:= 103979 - [.P66]" office:value-type="float" office:value="103979">
            <text:p>103979,000</text:p>
          </table:table-cell>
          <table:table-cell table:formula="of:= 105429 - [.P66] - [.Q66]" office:value-type="float" office:value="1450">
            <text:p>1450,000</text:p>
          </table:table-cell>
          <table:table-cell table:formula="of:= [.G66] - [.P66] - [.Q66] - [.R6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6" office:value-type="float" office:value="288">
            <text:p>288,000</text:p>
          </table:table-cell>
          <table:table-cell/>
          <table:table-cell table:style-name="ce5" table:formula="of:=[.F68]/[.F64]" office:value-type="float" office:value="2.367">
            <text:p>2,367</text:p>
          </table:table-cell>
          <table:table-cell table:style-name="ce7" table:formula="of:=[.G68]/[.G64]" office:value-type="float" office:value="3.648">
            <text:p>3,648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6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3" office:value-type="float" office:value="573">
            <text:p>573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4" office:value-type="float" office:value="299">
            <text:p>299,000</text:p>
          </table:table-cell>
          <table:table-cell/>
          <table:table-cell table:style-name="ce4" table:formula="of:=[.F71]/[.F70]" office:value-type="float" office:value="1.045">
            <text:p>1,045</text:p>
          </table:table-cell>
          <table:table-cell table:formula="of:=[.G71]/[.G70]" office:value-type="float" office:value="0.786">
            <text:p>0,786</text:p>
          </table:table-cell>
          <table:table-cell table:formula="of:=[.H71]/[.H70]" office:value-type="float" office:value="0.978">
            <text:p>0,978</text:p>
          </table:table-cell>
          <table:table-cell table:style-name="ce14" table:formula="of:=[.I71]/[.I70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,736</text:p>
          </table:table-cell>
          <table:table-cell office:value-type="float" office:value="4185072">
            <text:p>4185072,000</text:p>
          </table:table-cell>
          <table:table-cell office:value-type="float" office:value="790.614197">
            <text:p>790,614</text:p>
          </table:table-cell>
          <table:table-cell table:style-name="ce14" office:value-type="float" office:value="628">
            <text:p>628,000</text:p>
          </table:table-cell>
          <table:table-cell/>
          <table:table-cell table:style-name="ce4" table:formula="of:=[.F72]/[.F70]" office:value-type="float" office:value="51.03">
            <text:p>51,030</text:p>
          </table:table-cell>
          <table:table-cell table:formula="of:=[.G72]/[.G70]" office:value-type="float" office:value="82.246">
            <text:p>82,246</text:p>
          </table:table-cell>
          <table:table-cell table:formula="of:=[.H72]/[.H70]" office:value-type="float" office:value="1.042">
            <text:p>1,042</text:p>
          </table:table-cell>
          <table:table-cell table:style-name="ce14" table:formula="of:=[.I72]/[.I70]" office:value-type="float" office:value="1.096">
            <text:p>1,096</text:p>
          </table:table-cell>
          <table:table-cell/>
          <table:table-cell/>
          <table:table-cell table:formula="of:= 103979 - [.P72]" office:value-type="float" office:value="103979">
            <text:p>103979,000</text:p>
          </table:table-cell>
          <table:table-cell table:formula="of:= 105429 - [.P72] - [.Q72]" office:value-type="float" office:value="1450">
            <text:p>1450,000</text:p>
          </table:table-cell>
          <table:table-cell table:formula="of:= [.G72] - [.P72] - [.Q72] - [.R72]" office:value-type="float" office:value="4079643">
            <text:p>4079643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6" office:value-type="float" office:value="573">
            <text:p>573,000</text:p>
          </table:table-cell>
          <table:table-cell/>
          <table:table-cell table:style-name="ce5" table:formula="of:=[.F74]/[.F70]" office:value-type="float" office:value="2.5">
            <text:p>2,500</text:p>
          </table:table-cell>
          <table:table-cell table:style-name="ce7" table:formula="of:=[.G74]/[.G70]" office:value-type="float" office:value="3.606">
            <text:p>3,606</text:p>
          </table:table-cell>
          <table:table-cell table:style-name="ce7" table:formula="of:=[.H74]/[.H70]" office:value-type="float" office:value="1">
            <text:p>1,000</text:p>
          </table:table-cell>
          <table:table-cell table:style-name="ce16" table:formula="of:=[.I74]/[.I7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3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4" office:value-type="float" office:value="18">
            <text:p>18,000</text:p>
          </table:table-cell>
          <table:table-cell/>
          <table:table-cell table:style-name="ce4" table:formula="of:=[.F77]/[.F76]" office:value-type="float" office:value="1.5">
            <text:p>1,500</text:p>
          </table:table-cell>
          <table:table-cell table:formula="of:=[.G77]/[.G76]" office:value-type="float" office:value="1.012">
            <text:p>1,012</text:p>
          </table:table-cell>
          <table:table-cell table:formula="of:=[.H77]/[.H76]" office:value-type="float" office:value="0.987">
            <text:p>0,987</text:p>
          </table:table-cell>
          <table:table-cell table:style-name="ce14" table:formula="of:=[.I77]/[.I76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7" office:value-type="float" office:value="70">
            <text:p>70,000</text:p>
          </table:table-cell>
          <table:table-cell/>
          <table:table-cell table:style-name="ce4" table:formula="of:=[.F78]/[.F76]" office:value-type="float" office:value="25.5">
            <text:p>25,500</text:p>
          </table:table-cell>
          <table:table-cell table:formula="of:=[.G78]/[.G76]" office:value-type="float" office:value="68.597">
            <text:p>68,597</text:p>
          </table:table-cell>
          <table:table-cell table:formula="of:=[.H78]/[.H76]" office:value-type="float" office:value="1.032">
            <text:p>1,032</text:p>
          </table:table-cell>
          <table:table-cell table:style-name="ce14" table:formula="of:=[.I78]/[.I76]" office:value-type="float" office:value="1.061">
            <text:p>1,061</text:p>
          </table:table-cell>
          <table:table-cell/>
          <table:table-cell/>
          <table:table-cell table:formula="of:= 103979 - [.P78]" office:value-type="float" office:value="103979">
            <text:p>103979,000</text:p>
          </table:table-cell>
          <table:table-cell table:formula="of:= 105429 - [.P78] - [.Q78]" office:value-type="float" office:value="1450">
            <text:p>1450,000</text:p>
          </table:table-cell>
          <table:table-cell table:formula="of:= [.G78] - [.P78] - [.Q78] - [.R78]" office:value-type="float" office:value="-77510">
            <text:p>-7751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,648</text:p>
          </table:table-cell>
          <table:table-cell office:value-type="float" office:value="38502711">
            <text:p>38502711,000</text:p>
          </table:table-cell>
          <table:table-cell office:value-type="float" office:value="90.8528671">
            <text:p>90,853</text:p>
          </table:table-cell>
          <table:table-cell table:style-name="ce14" office:value-type="float" office:value="66">
            <text:p>66,000</text:p>
          </table:table-cell>
          <table:table-cell/>
          <table:table-cell table:style-name="ce4" table:formula="of:=[.F79]/[.F76]" office:value-type="float" office:value="21824">
            <text:p>21824,000</text:p>
          </table:table-cell>
          <table:table-cell table:formula="of:=[.G79]/[.G76]" office:value-type="float" office:value="94601.256">
            <text:p>94601,256</text:p>
          </table:table-cell>
          <table:table-cell table:formula="of:=[.H79]/[.H76]" office:value-type="float" office:value="1">
            <text:p>1,000</text:p>
          </table:table-cell>
          <table:table-cell table:style-name="ce14" table:formula="of:=[.I79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6" office:value-type="float" office:value="66">
            <text:p>66,000</text:p>
          </table:table-cell>
          <table:table-cell/>
          <table:table-cell table:style-name="ce5" table:formula="of:=[.F80]/[.F76]" office:value-type="float" office:value="3">
            <text:p>3,000</text:p>
          </table:table-cell>
          <table:table-cell table:style-name="ce7" table:formula="of:=[.G80]/[.G76]" office:value-type="float" office:value="9.057">
            <text:p>9,057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6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565">
            <text:p>565,000</text:p>
          </table:table-cell>
          <table:table-cell table:style-name="ce7" office:value-type="float" office:value="91.438652">
            <text:p>91,439</text:p>
          </table:table-cell>
          <table:table-cell table:style-name="ce16" office:value-type="float" office:value="67">
            <text:p>67,000</text:p>
          </table:table-cell>
          <table:table-cell/>
          <table:table-cell table:style-name="ce5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1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25">
            <text:p>425,000</text:p>
          </table:table-cell>
          <table:table-cell table:style-name="ce7" office:value-type="float" office:value="89.7876282">
            <text:p>89,788</text:p>
          </table:table-cell>
          <table:table-cell table:style-name="ce16" office:value-type="float" office:value="27">
            <text:p>27,000</text:p>
          </table:table-cell>
          <table:table-cell/>
          <table:table-cell table:style-name="ce5" table:formula="of:=[.F83]/[.F82]" office:value-type="float" office:value="1">
            <text:p>1,000</text:p>
          </table:table-cell>
          <table:table-cell table:style-name="ce7" table:formula="of:=[.G83]/[.G82]" office:value-type="float" office:value="0.752">
            <text:p>0,752</text:p>
          </table:table-cell>
          <table:table-cell table:style-name="ce7" table:formula="of:=[.H83]/[.H82]" office:value-type="float" office:value="0.982">
            <text:p>0,982</text:p>
          </table:table-cell>
          <table:table-cell table:style-name="ce16" table:formula="of:=[.I83]/[.I82]" office:value-type="float" office:value="0.403">
            <text:p>0,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,069</text:p>
          </table:table-cell>
          <table:table-cell table:style-name="ce7" office:value-type="float" office:value="39019">
            <text:p>39019,000</text:p>
          </table:table-cell>
          <table:table-cell table:style-name="ce7" office:value-type="float" office:value="93.7817383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 table:formula="of:=[.F84]/[.F82]" office:value-type="float" office:value="34.5">
            <text:p>34,500</text:p>
          </table:table-cell>
          <table:table-cell table:style-name="ce7" table:formula="of:=[.G84]/[.G82]" office:value-type="float" office:value="69.06">
            <text:p>69,060</text:p>
          </table:table-cell>
          <table:table-cell table:style-name="ce7" table:formula="of:=[.H84]/[.H82]" office:value-type="float" office:value="1.026">
            <text:p>1,026</text:p>
          </table:table-cell>
          <table:table-cell table:style-name="ce16" table:formula="of:=[.I84]/[.I82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84]" office:value-type="float" office:value="517">
            <text:p>517,000</text:p>
          </table:table-cell>
          <table:table-cell table:formula="of:=38921 -[.P84]-[.Q84]" office:value-type="float" office:value="50">
            <text:p>50,000</text:p>
          </table:table-cell>
          <table:table-cell table:formula="of:=[.G84]-[.P84]-[.Q84]-[.R84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481">
            <text:p>3481,000</text:p>
          </table:table-cell>
          <table:table-cell table:style-name="ce7" office:value-type="float" office:value="91.438652">
            <text:p>91,439</text:p>
          </table:table-cell>
          <table:table-cell table:style-name="ce16" office:value-type="float" office:value="67">
            <text:p>67,000</text:p>
          </table:table-cell>
          <table:table-cell/>
          <table:table-cell table:style-name="ce5" table:formula="of:=[.F86]/[.F82]" office:value-type="float" office:value="3">
            <text:p>3,000</text:p>
          </table:table-cell>
          <table:table-cell table:style-name="ce7" table:formula="of:=[.G86]/[.G82]" office:value-type="float" office:value="6.161">
            <text:p>6,161</text:p>
          </table:table-cell>
          <table:table-cell table:style-name="ce7" table:formula="of:=[.H86]/[.H82]" office:value-type="float" office:value="1">
            <text:p>1,000</text:p>
          </table:table-cell>
          <table:table-cell table:style-name="ce16" table:formula="of:=[.I86]/[.I8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3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4" office:value-type="float" office:value="29">
            <text:p>29,000</text:p>
          </table:table-cell>
          <table:table-cell/>
          <table:table-cell table:style-name="ce4" table:formula="of:=[.F89]/[.F88]" office:value-type="float" office:value="1.5">
            <text:p>1,500</text:p>
          </table:table-cell>
          <table:table-cell table:formula="of:=[.G89]/[.G88]" office:value-type="float" office:value="0.8">
            <text:p>0,800</text:p>
          </table:table-cell>
          <table:table-cell table:formula="of:=[.H89]/[.H88]" office:value-type="float" office:value="0.975">
            <text:p>0,975</text:p>
          </table:table-cell>
          <table:table-cell table:style-name="ce14" table:formula="of:=[.I89]/[.I88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4" office:value-type="float" office:value="75">
            <text:p>75,000</text:p>
          </table:table-cell>
          <table:table-cell/>
          <table:table-cell table:style-name="ce4" table:formula="of:=[.F90]/[.F88]" office:value-type="float" office:value="45">
            <text:p>45,000</text:p>
          </table:table-cell>
          <table:table-cell table:formula="of:=[.G90]/[.G88]" office:value-type="float" office:value="48.725">
            <text:p>48,725</text:p>
          </table:table-cell>
          <table:table-cell table:formula="of:=[.H90]/[.H88]" office:value-type="float" office:value="1.031">
            <text:p>1,031</text:p>
          </table:table-cell>
          <table:table-cell table:style-name="ce14" table:formula="of:=[.I90]/[.I88]" office:value-type="float" office:value="1.071">
            <text:p>1,071</text:p>
          </table:table-cell>
          <table:table-cell/>
          <table:table-cell/>
          <table:table-cell table:formula="of:= 103979 - [.P90]" office:value-type="float" office:value="103979">
            <text:p>103979,000</text:p>
          </table:table-cell>
          <table:table-cell table:formula="of:= 105429 - [.P90] - [.Q90]" office:value-type="float" office:value="1450">
            <text:p>1450,000</text:p>
          </table:table-cell>
          <table:table-cell table:formula="of:= [.G90] - [.P90] - [.Q90] - [.R90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6" office:value-type="float" office:value="70">
            <text:p>70,000</text:p>
          </table:table-cell>
          <table:table-cell/>
          <table:table-cell table:style-name="ce5" table:formula="of:=[.F92]/[.F88]" office:value-type="float" office:value="2.5">
            <text:p>2,500</text:p>
          </table:table-cell>
          <table:table-cell table:style-name="ce7" table:formula="of:=[.G92]/[.G88]" office:value-type="float" office:value="3.813">
            <text:p>3,813</text:p>
          </table:table-cell>
          <table:table-cell table:style-name="ce7" table:formula="of:=[.H92]/[.H88]" office:value-type="float" office:value="1">
            <text:p>1,000</text:p>
          </table:table-cell>
          <table:table-cell table:style-name="ce16" table:formula="of:=[.I92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48">
            <text:p>848,000</text:p>
          </table:table-cell>
          <table:table-cell table:style-name="ce7" office:value-type="float" office:value="93.7817917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22" office:value-type="string">
            <text:p>1,000</text:p>
          </table:table-cell>
          <table:table-cell table:number-columns-repeated="2" table:style-name="ce24" office:value-type="float" office:value="1">
            <text:p>1,000</text:p>
          </table:table-cell>
          <table:table-cell table:style-name="ce2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26">
            <text:p>726,000</text:p>
          </table:table-cell>
          <table:table-cell table:style-name="ce7" office:value-type="float" office:value="91.77120021">
            <text:p>91,771</text:p>
          </table:table-cell>
          <table:table-cell table:style-name="ce16" office:value-type="float" office:value="44">
            <text:p>44,000</text:p>
          </table:table-cell>
          <table:table-cell/>
          <table:table-cell table:style-name="ce5" table:formula="of:=[.F95]/[.F94]" office:value-type="float" office:value="1.5">
            <text:p>1,500</text:p>
          </table:table-cell>
          <table:table-cell table:style-name="ce7" table:formula="of:=[.G95]/[.G94]" office:value-type="float" office:value="0.856">
            <text:p>0,856</text:p>
          </table:table-cell>
          <table:table-cell table:style-name="ce7" table:formula="of:=[.H95]/[.H94]" office:value-type="float" office:value="0.979">
            <text:p>0,979</text:p>
          </table:table-cell>
          <table:table-cell table:style-name="ce16" table:formula="of:=[.I95]/[.I94]" office:value-type="float" office:value="0.62">
            <text:p>0,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,072</text:p>
          </table:table-cell>
          <table:table-cell table:style-name="ce7" office:value-type="float" office:value="45531">
            <text:p>45531,000</text:p>
          </table:table-cell>
          <table:table-cell table:style-name="ce7" office:value-type="float" office:value="96.1248779">
            <text:p>96,125</text:p>
          </table:table-cell>
          <table:table-cell table:style-name="ce16" office:value-type="float" office:value="75">
            <text:p>75,000</text:p>
          </table:table-cell>
          <table:table-cell/>
          <table:table-cell table:style-name="ce5" table:formula="of:=[.F96]/[.F94]" office:value-type="float" office:value="36">
            <text:p>36,000</text:p>
          </table:table-cell>
          <table:table-cell table:style-name="ce7" table:formula="of:=[.G96]/[.G94]" office:value-type="float" office:value="53.692">
            <text:p>53,692</text:p>
          </table:table-cell>
          <table:table-cell table:style-name="ce7" table:formula="of:=[.H96]/[.H94]" office:value-type="float" office:value="1.025">
            <text:p>1,025</text:p>
          </table:table-cell>
          <table:table-cell table:style-name="ce16" table:formula="of:=[.I96]/[.I94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96]" office:value-type="float" office:value="661">
            <text:p>661,000</text:p>
          </table:table-cell>
          <table:table-cell table:formula="of:= 45414 -[.P96]-[.Q96]" office:value-type="float" office:value="50">
            <text:p>50,000</text:p>
          </table:table-cell>
          <table:table-cell table:formula="of:=[.G96]-[.P96]-[.Q96]-[.R96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068">
            <text:p>3068,000</text:p>
          </table:table-cell>
          <table:table-cell table:style-name="ce7" office:value-type="float" office:value="93.7817917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 table:formula="of:=[.F98]/[.F94]" office:value-type="float" office:value="2.5">
            <text:p>2,500</text:p>
          </table:table-cell>
          <table:table-cell table:style-name="ce7" table:formula="of:=[.G98]/[.G94]" office:value-type="float" office:value="3.618">
            <text:p>3,618</text:p>
          </table:table-cell>
          <table:table-cell table:style-name="ce7" table:formula="of:=[.H98]/[.H94]" office:value-type="float" office:value="1">
            <text:p>1,000</text:p>
          </table:table-cell>
          <table:table-cell table:style-name="ce16" table:formula="of:=[.I98]/[.I9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3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4" office:value-type="float" office:value="40">
            <text:p>40,000</text:p>
          </table:table-cell>
          <table:table-cell/>
          <table:table-cell table:style-name="ce4" table:formula="of:=[.F101]/[.F100]" office:value-type="float" office:value="1">
            <text:p>1,000</text:p>
          </table:table-cell>
          <table:table-cell table:formula="of:=[.G101]/[.G100]" office:value-type="float" office:value="0.795">
            <text:p>0,795</text:p>
          </table:table-cell>
          <table:table-cell table:formula="of:=[.H101]/[.H100]" office:value-type="float" office:value="0.973">
            <text:p>0,973</text:p>
          </table:table-cell>
          <table:table-cell table:style-name="ce14" table:formula="of:=[.I101]/[.I10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4" office:value-type="float" office:value="79">
            <text:p>79,000</text:p>
          </table:table-cell>
          <table:table-cell/>
          <table:table-cell table:style-name="ce4" table:formula="of:=[.F102]/[.F100]" office:value-type="float" office:value="17.333">
            <text:p>17,333</text:p>
          </table:table-cell>
          <table:table-cell table:formula="of:=[.G102]/[.G100]" office:value-type="float" office:value="32.194">
            <text:p>32,194</text:p>
          </table:table-cell>
          <table:table-cell table:formula="of:=[.H102]/[.H100]" office:value-type="float" office:value="1.031">
            <text:p>1,031</text:p>
          </table:table-cell>
          <table:table-cell table:style-name="ce14" table:formula="of:=[.I102]/[.I100]" office:value-type="float" office:value="1.068">
            <text:p>1,068</text:p>
          </table:table-cell>
          <table:table-cell/>
          <table:table-cell/>
          <table:table-cell table:formula="of:= 103979 - [.P102]" office:value-type="float" office:value="103979">
            <text:p>103979,000</text:p>
          </table:table-cell>
          <table:table-cell table:formula="of:= 105429 - [.P102] - [.Q102]" office:value-type="float" office:value="1450">
            <text:p>1450,000</text:p>
          </table:table-cell>
          <table:table-cell table:formula="of:= [.G102] - [.P102] - [.Q102] - [.R102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6" office:value-type="float" office:value="74">
            <text:p>74,000</text:p>
          </table:table-cell>
          <table:table-cell/>
          <table:table-cell table:style-name="ce5" table:formula="of:=[.F104]/[.F100]" office:value-type="float" office:value="1.667">
            <text:p>1,667</text:p>
          </table:table-cell>
          <table:table-cell table:style-name="ce7" table:formula="of:=[.G104]/[.G100]" office:value-type="float" office:value="2.807">
            <text:p>2,807</text:p>
          </table:table-cell>
          <table:table-cell table:style-name="ce7" table:formula="of:=[.H104]/[.H100]" office:value-type="float" office:value="1">
            <text:p>1,000</text:p>
          </table:table-cell>
          <table:table-cell table:style-name="ce16" table:formula="of:=[.I104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935">
            <text:p>935,000</text:p>
          </table:table-cell>
          <table:table-cell table:style-name="ce7" office:value-type="float" office:value="96.7107239">
            <text:p>96,711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23" office:value-type="float" office:value="1">
            <text:p>1,000</text:p>
          </table:table-cell>
          <table:table-cell table:number-columns-repeated="2" table:style-name="ce24" office:value-type="float" office:value="1">
            <text:p>1,000</text:p>
          </table:table-cell>
          <table:table-cell table:style-name="ce2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94.4431992">
            <text:p>94,443</text:p>
          </table:table-cell>
          <table:table-cell table:style-name="ce16" office:value-type="float" office:value="46">
            <text:p>46,000</text:p>
          </table:table-cell>
          <table:table-cell/>
          <table:table-cell table:style-name="ce5" table:formula="of:=[.F107]/[.F106]" office:value-type="float" office:value="1">
            <text:p>1,000</text:p>
          </table:table-cell>
          <table:table-cell table:style-name="ce7" table:formula="of:=[.G107]/[.G106]" office:value-type="float" office:value="0.765">
            <text:p>0,765</text:p>
          </table:table-cell>
          <table:table-cell table:style-name="ce7" table:formula="of:=[.H107]/[.H106]" office:value-type="float" office:value="0.977">
            <text:p>0,977</text:p>
          </table:table-cell>
          <table:table-cell table:style-name="ce16" table:formula="of:=[.I107]/[.I106]" office:value-type="float" office:value="0.605">
            <text:p>0,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,054</text:p>
          </table:table-cell>
          <table:table-cell table:style-name="ce7" office:value-type="float" office:value="33634">
            <text:p>33634,000</text:p>
          </table:table-cell>
          <table:table-cell table:style-name="ce7" office:value-type="float" office:value="100.811172">
            <text:p>100,811</text:p>
          </table:table-cell>
          <table:table-cell table:style-name="ce16" office:value-type="float" office:value="83">
            <text:p>83,000</text:p>
          </table:table-cell>
          <table:table-cell/>
          <table:table-cell table:style-name="ce5" table:formula="of:=[.F108]/[.F106]" office:value-type="float" office:value="18">
            <text:p>18,000</text:p>
          </table:table-cell>
          <table:table-cell table:style-name="ce7" table:formula="of:=[.G108]/[.G106]" office:value-type="float" office:value="35.972">
            <text:p>35,972</text:p>
          </table:table-cell>
          <table:table-cell table:style-name="ce7" table:formula="of:=[.H108]/[.H106]" office:value-type="float" office:value="1.042">
            <text:p>1,042</text:p>
          </table:table-cell>
          <table:table-cell table:style-name="ce16" table:formula="of:=[.I108]/[.I106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08]" office:value-type="float" office:value="746">
            <text:p>746,000</text:p>
          </table:table-cell>
          <table:table-cell table:formula="of:=33466 - [.P108]-[.Q108]" office:value-type="float" office:value="90">
            <text:p>90,000</text:p>
          </table:table-cell>
          <table:table-cell table:formula="of:=[.G108]-[.P108]-[.Q108]-[.R108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659">
            <text:p>2659,000</text:p>
          </table:table-cell>
          <table:table-cell table:style-name="ce7" office:value-type="float" office:value="96.7107239">
            <text:p>96,711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110]/[.F106]" office:value-type="float" office:value="1.333">
            <text:p>1,333</text:p>
          </table:table-cell>
          <table:table-cell table:style-name="ce7" table:formula="of:=[.G110]/[.G106]" office:value-type="float" office:value="2.844">
            <text:p>2,844</text:p>
          </table:table-cell>
          <table:table-cell table:style-name="ce7" table:formula="of:=[.H110]/[.H106]" office:value-type="float" office:value="1">
            <text:p>1,000</text:p>
          </table:table-cell>
          <table:table-cell table:style-name="ce16" table:formula="of:=[.I110]/[.I10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3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4" office:value-type="float" office:value="48">
            <text:p>48,000</text:p>
          </table:table-cell>
          <table:table-cell/>
          <table:table-cell table:style-name="ce4" table:formula="of:=[.F113]/[.F112]" office:value-type="float" office:value="1.5">
            <text:p>1,500</text:p>
          </table:table-cell>
          <table:table-cell table:formula="of:=[.G113]/[.G112]" office:value-type="float" office:value="0.875">
            <text:p>0,875</text:p>
          </table:table-cell>
          <table:table-cell table:formula="of:=[.H113]/[.H112]" office:value-type="float" office:value="0.978">
            <text:p>0,978</text:p>
          </table:table-cell>
          <table:table-cell table:style-name="ce14" table:formula="of:=[.I113]/[.I11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4" office:value-type="float" office:value="89">
            <text:p>89,000</text:p>
          </table:table-cell>
          <table:table-cell/>
          <table:table-cell table:style-name="ce4" table:formula="of:=[.F114]/[.F112]" office:value-type="float" office:value="24.5">
            <text:p>24,500</text:p>
          </table:table-cell>
          <table:table-cell table:formula="of:=[.G114]/[.G112]" office:value-type="float" office:value="53.171">
            <text:p>53,171</text:p>
          </table:table-cell>
          <table:table-cell table:formula="of:=[.H114]/[.H112]" office:value-type="float" office:value="1.094">
            <text:p>1,094</text:p>
          </table:table-cell>
          <table:table-cell table:style-name="ce14" table:formula="of:=[.I114]/[.I112]" office:value-type="float" office:value="1.171">
            <text:p>1,171</text:p>
          </table:table-cell>
          <table:table-cell/>
          <table:table-cell/>
          <table:table-cell table:formula="of:= 103979 - [.P114]" office:value-type="float" office:value="103979">
            <text:p>103979,000</text:p>
          </table:table-cell>
          <table:table-cell table:formula="of:= 105429 - [.P114] - [.Q114]" office:value-type="float" office:value="1450">
            <text:p>1450,000</text:p>
          </table:table-cell>
          <table:table-cell table:formula="of:= [.G114] - [.P114] - [.Q114] - [.R11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116]/[.F112]" office:value-type="float" office:value="2">
            <text:p>2,000</text:p>
          </table:table-cell>
          <table:table-cell table:style-name="ce7" table:formula="of:=[.G116]/[.G112]" office:value-type="float" office:value="3.896">
            <text:p>3,896</text:p>
          </table:table-cell>
          <table:table-cell table:style-name="ce7" table:formula="of:=[.H116]/[.H112]" office:value-type="float" office:value="1">
            <text:p>1,000</text:p>
          </table:table-cell>
          <table:table-cell table:style-name="ce16" table:formula="of:=[.I116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4" table:formula="of:=[.F119]/[.F118]" office:value-type="float" office:value="1">
            <text:p>1,000</text:p>
          </table:table-cell>
          <table:table-cell table:formula="of:=[.G119]/[.G118]" office:value-type="float" office:value="0.875">
            <text:p>0,875</text:p>
          </table:table-cell>
          <table:table-cell table:formula="of:=[.H119]/[.H118]" office:value-type="float" office:value="0.978">
            <text:p>0,978</text:p>
          </table:table-cell>
          <table:table-cell table:style-name="ce14" table:formula="of:=[.I119]/[.I118]" office:value-type="float" office:value="0.613">
            <text:p>0,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4" table:formula="of:=[.F120]/[.F118]" office:value-type="float" office:value="19">
            <text:p>19,000</text:p>
          </table:table-cell>
          <table:table-cell table:formula="of:=[.G120]/[.G118]" office:value-type="float" office:value="31.641">
            <text:p>31,641</text:p>
          </table:table-cell>
          <table:table-cell table:formula="of:=[.H120]/[.H118]" office:value-type="float" office:value="1.058">
            <text:p>1,058</text:p>
          </table:table-cell>
          <table:table-cell table:style-name="ce14" table:formula="of:=[.I120]/[.I118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20]" office:value-type="float" office:value="740">
            <text:p>740,000</text:p>
          </table:table-cell>
          <table:table-cell table:formula="of:=22584 - [.P120]-[.Q120]" office:value-type="float" office:value="65">
            <text:p>65,000</text:p>
          </table:table-cell>
          <table:table-cell table:formula="of:=[.G120]-[.P120]-[.Q120]-[.R120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5"/>
          <table:table-cell table:style-name="ce4"/>
          <table:table-cell table:number-columns-repeated="2"/>
          <table:table-cell table:style-name="ce14"/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5" table:formula="of:=[.F122]/[.F118]" office:value-type="float" office:value="2">
            <text:p>2,000</text:p>
          </table:table-cell>
          <table:table-cell table:style-name="ce7" table:formula="of:=[.G122]/[.G118]" office:value-type="float" office:value="3.09">
            <text:p>3,090</text:p>
          </table:table-cell>
          <table:table-cell table:style-name="ce7" table:formula="of:=[.H122]/[.H118]" office:value-type="float" office:value="1">
            <text:p>1,000</text:p>
          </table:table-cell>
          <table:table-cell table:style-name="ce16" table:formula="of:=[.I122]/[.I11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2"/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6"/>
          <table:table-cell table:formula="of:=([.L5]+[.L11]+[.L17]+[.L23]+[.L29]+[.L35]+[.L41]+[.L53]+[.L59]+[.L65]+[.L71]+[.L77]+[.L83]+[.L89]+[.L95]+[.L101]+[.L107]+[.L113]+[.L119]) /20" office:value-type="float" office:value="0.806">
            <text:p>0,806</text:p>
          </table:table-cell>
          <table:table-cell table:formula="of:=([.M5]+[.M11]+[.M17]+[.M23]+[.M29]+[.M35]+[.M41]+[.M53]+[.M59]+[.M65]+[.M71]+[.M77]+[.M83]+[.M89]+[.M95]+[.M101]+[.M107]+[.M113]+[.M119]) /20" office:value-type="float" office:value="0.923">
            <text:p>0,923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7"/>
          <table:table-cell table:formula="of:=([.M6]+[.M12]+[.M18]+[.M24]+[.M30]+[.M36]+[.M42]+[.M48]+[.M54]+[.M60]+[.M66]+[.M72]+[.M78]+[.M84]+[.M90]+[.M96]+[.M102]+[.M108]+[.M114]+[.M120])/20" office:value-type="float" office:value="1.043">
            <text:p>1,043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2016-05-10</text:date>, <text:time>14:1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0T14:12:42.83</dc:date>
    <meta:editing-duration>P1DT19H44M4S</meta:editing-duration>
    <meta:editing-cycles>30</meta:editing-cycles>
    <meta:generator>OpenOffice/4.1.1$Win32 OpenOffice.org_project/411m6$Build-9775</meta:generator>
    <meta:document-statistic meta:table-count="3" meta:cell-count="1085" meta:object-count="0"/>
  </office:meta>
</office:document-meta>
</file>